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color="#000000" fo:font-style="normal" style:font-style-asian="normal" style:font-style-complex="normal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color="#ff0000" fo:font-style="italic" style:font-style-asian="italic" style:font-style-complex="italic"/>
    </style:style>
    <style:style style:name="P6" style:family="paragraph" style:parent-style-name="Heading_20_2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 style:list-style-name="L1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 fo:background-color="#cccccc">
        <style:background-image/>
      </style:paragraph-properties>
      <style:text-properties fo:color="#008000" fo:font-style="italic" style:font-style-asian="italic" style:font-style-complex="italic"/>
    </style:style>
    <style:style style:name="P10" style:family="paragraph" style:parent-style-name="Standard">
      <style:paragraph-properties fo:background-color="#cccccc">
        <style:background-image/>
      </style:paragraph-properties>
    </style:style>
    <style:style style:name="P11" style:family="paragraph" style:parent-style-name="Standard">
      <style:paragraph-properties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12" style:family="paragraph" style:parent-style-name="Standard">
      <style:paragraph-properties fo:background-color="#cccccc">
        <style:background-image/>
      </style:paragraph-properties>
      <style:text-properties fo:color="#008000"/>
    </style:style>
    <style:style style:name="P13" style:family="paragraph" style:parent-style-name="Standard">
      <style:paragraph-properties fo:background-color="#cccccc">
        <style:background-image/>
      </style:paragraph-properties>
      <style:text-properties fo:color="#008000" fo:font-style="italic" style:font-style-asian="italic" style:font-style-complex="italic"/>
    </style:style>
    <style:style style:name="P14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color="#000080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 style:list-style-name="L2">
      <style:paragraph-properties fo:margin-left="0in" fo:margin-right="0in" fo:text-indent="0in" style:auto-text-indent="false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fo:color="#ff0000" fo:font-style="italic" style:font-style-asian="italic" style:font-style-complex="italic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color="#ff0000" fo:font-style="normal" style:font-style-asian="normal" style:font-style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fo:color="#0000ff" fo:font-style="normal" style:font-style-asian="normal" style:font-style-complex="normal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fo:color="#000000" fo:font-style="italic" style:font-style-asian="italic" style:font-style-complex="italic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fo:color="#000000" fo:font-style="normal" style:font-style-asian="normal" style:font-style-complex="normal"/>
    </style:style>
    <style:style style:name="P24" style:family="paragraph" style:parent-style-name="Text_20_body" style:list-style-name="L3">
      <style:paragraph-properties fo:margin-left="0in" fo:margin-right="0in" fo:text-indent="0in" style:auto-text-indent="false"/>
      <style:text-properties fo:color="#000000" fo:font-style="normal" style:font-style-asian="normal" style:font-style-complex="normal"/>
    </style:style>
    <style:style style:name="P25" style:family="paragraph" style:parent-style-name="Text_20_body" style:list-style-name="L3">
      <style:paragraph-properties fo:margin-left="0in" fo:margin-right="0in" fo:text-indent="0in" style:auto-text-indent="false"/>
      <style:text-properties fo:color="#000000" fo:font-style="normal" style:font-style-asian="normal" style:font-style-complex="normal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fo:margin-left="0in" fo:margin-right="0in" fo:text-indent="0in" style:auto-text-indent="false" fo:background-color="#cccccc">
        <style:background-image/>
      </style:paragraph-properties>
    </style:style>
    <style:style style:name="P30" style:family="paragraph" style:parent-style-name="Text_20_body">
      <style:paragraph-properties fo:margin-left="0in" fo:margin-right="0in" fo:text-indent="0in" style:auto-text-indent="false" fo:background-color="#cccccc">
        <style:background-image/>
      </style:paragraph-properties>
      <style:text-properties fo:font-style="italic" style:font-style-asian="italic" style:font-style-complex="italic"/>
    </style:style>
    <style:style style:name="P31" style:family="paragraph" style:parent-style-name="Text_20_body">
      <style:paragraph-properties fo:margin-left="0in" fo:margin-right="0in" fo:text-indent="0in" style:auto-text-indent="false" fo:background-color="#cccccc">
        <style:background-image/>
      </style:paragraph-properties>
      <style:text-properties fo:color="#0000ff" fo:font-style="italic" style:font-style-asian="italic" style:font-style-complex="italic"/>
    </style:style>
    <style:style style:name="P32" style:family="paragraph" style:parent-style-name="Text_20_body">
      <style:paragraph-properties fo:margin-left="0in" fo:margin-right="0in" fo:text-indent="0in" style:auto-text-indent="false" fo:background-color="#cccccc">
        <style:background-image/>
      </style:paragraph-properties>
      <style:text-properties fo:font-style="normal" style:font-style-asian="normal" style:font-style-complex="normal"/>
    </style:style>
    <style:style style:name="P33" style:family="paragraph" style:parent-style-name="Text_20_body">
      <style:paragraph-properties fo:margin-left="0in" fo:margin-right="0in" fo:text-indent="0in" style:auto-text-indent="false" fo:background-color="#cccccc">
        <style:background-image/>
      </style:paragraph-properties>
      <style:text-properties fo:color="#000000" fo:font-style="italic" style:font-style-asian="italic" style:font-style-complex="italic"/>
    </style:style>
    <style:style style:name="P34" style:family="paragraph" style:parent-style-name="Text_20_body">
      <style:paragraph-properties fo:margin-left="0in" fo:margin-right="0in" fo:text-indent="0in" style:auto-text-indent="false" fo:background-color="#cccccc">
        <style:background-image/>
      </style:paragraph-properties>
      <style:text-properties fo:color="#ff0000" fo:font-style="italic" style:font-style-asian="italic" style:font-style-complex="italic"/>
    </style:style>
    <style:style style:name="P35" style:family="paragraph" style:parent-style-name="Text_20_body">
      <style:paragraph-properties fo:margin-left="0in" fo:margin-right="0in" fo:text-indent="0in" style:auto-text-indent="false"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36" style:family="paragraph" style:parent-style-name="Text_20_body">
      <style:paragraph-properties fo:margin-left="0in" fo:margin-right="0in" fo:text-indent="0in" style:auto-text-indent="false" fo:background-color="#cccccc">
        <style:tab-stops>
          <style:tab-stop style:position="5.6457in"/>
        </style:tab-stops>
        <style:background-image/>
      </style:paragraph-properties>
      <style:text-properties fo:color="#000080" fo:font-style="italic" style:font-style-asian="italic" style:font-style-complex="italic"/>
    </style:style>
    <style:style style:name="P37" style:family="paragraph" style:parent-style-name="Text_20_body">
      <style:paragraph-properties fo:background-color="#cccccc">
        <style:background-image/>
      </style:paragraph-properties>
      <style:text-properties fo:font-style="italic" style:font-style-asian="italic" style:font-style-complex="italic"/>
    </style:style>
    <style:style style:name="P38" style:family="paragraph" style:parent-style-name="Heading_20_2">
      <style:text-properties fo:color="#ff0000"/>
    </style:style>
    <style:style style:name="P39" style:family="paragraph" style:parent-style-name="Preformatted_20_Text">
      <style:paragraph-properties fo:margin-top="0in" fo:margin-bottom="0.1965in" fo:background-color="#cccccc">
        <style:background-image/>
      </style:paragraph-properties>
      <style:text-properties fo:color="#008000" fo:font-style="italic" style:font-style-asian="italic" style:font-style-complex="italic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style-asian="italic"/>
    </style:style>
    <style:style style:name="T5" style:family="text">
      <style:text-properties style:font-style-complex="italic"/>
    </style:style>
    <style:style style:name="T6" style:family="text">
      <style:text-properties fo:color="#0000ff"/>
    </style:style>
    <style:style style:name="T7" style:family="text">
      <style:text-properties fo:color="#0000ff" fo:font-style="normal" style:font-style-asian="normal" style:font-style-complex="normal"/>
    </style:style>
    <style:style style:name="T8" style:family="text">
      <style:text-properties fo:background-color="#ffff00"/>
    </style:style>
    <style:style style:name="T9" style:family="text">
      <style:text-properties fo:font-size="9pt" fo:background-color="#ffff00" style:font-size-asian="9pt" style:font-size-complex="9pt"/>
    </style:style>
    <style:style style:name="T10" style:family="text">
      <style:text-properties fo:font-size="10pt" fo:background-color="#ffff00" style:font-size-asian="10pt" style:font-size-complex="10pt"/>
    </style:style>
    <style:style style:name="T11" style:family="text">
      <style:text-properties fo:font-size="10pt" fo:background-color="transparent" style:font-size-asian="10pt" style:font-size-complex="10pt"/>
    </style:style>
    <style:style style:name="T12" style:family="text">
      <style:text-properties fo:background-color="#008000"/>
    </style:style>
    <style:style style:name="T13" style:family="text">
      <style:text-properties fo:background-color="#23b8dc"/>
    </style:style>
    <style:style style:name="T14" style:family="text">
      <style:text-properties fo:background-color="transparent"/>
    </style:style>
    <style:style style:name="T15" style:family="text">
      <style:text-properties fo:background-color="#00ff00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weight-asian="bold"/>
    </style:style>
    <style:style style:name="T19" style:family="text">
      <style:text-properties style:font-weight-complex="bold"/>
    </style:style>
    <style:style style:name="T20" style:family="text">
      <style:text-properties fo:color="#000000"/>
    </style:style>
    <style:style style:name="T21" style:family="text">
      <style:text-properties fo:color="#000080"/>
    </style:style>
    <style:style style:name="T22" style:family="text">
      <style:text-properties fo:color="#000080" fo:font-style="normal" style:font-style-asian="normal" style:font-style-complex="normal"/>
    </style:style>
    <style:style style:name="T23" style:family="text">
      <style:text-properties fo:color="#000080" fo:font-style="italic" style:font-style-asian="italic" style:font-style-complex="italic"/>
    </style:style>
    <style:style style:name="T24" style:family="text">
      <style:text-properties fo:font-size="1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style:font-size-asian="12pt" style:font-style-asian="italic" style:font-size-complex="12pt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style:font-name="Nimbus Roman No9 L"/>
    </style:style>
    <style:style style:name="T29" style:family="text">
      <style:text-properties style:font-size-asian="12pt"/>
    </style:style>
    <style:style style:name="T30" style:family="text">
      <style:text-properties style:font-size-complex="12pt"/>
    </style:style>
    <style:style style:name="T31" style:family="text">
      <style:text-properties fo:color="#008000"/>
    </style:style>
    <style:style style:name="T32" style:family="text">
      <style:text-properties fo:color="#008000"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 ZEBRA 2.0.22 (or greater version) </text:h>
      <text:p text:style-name="Text_20_body"/>
      <text:h text:style-name="Heading_20_2" text:outline-level="2">Pre-Configuration</text:h>
      <text:p text:style-name="Standard">Edit the file <text:s/>/etc/apt/sources.list : </text:p>
      <text:p text:style-name="Standard"/>
      <text:list text:style-name="L1">
        <text:list-item>
          <text:p text:style-name="P8">copy/paste the following command on a terminal:</text:p>
        </text:list-item>
      </text:list>
      <text:p text:style-name="P1"/>
      <text:p text:style-name="P14">$ sudo gedit /etc/apt/sources.list&amp;</text:p>
      <text:p text:style-name="P1"/>
      <text:p text:style-name="P1">a text editor will be opened, copy/paste this lines in the bottom:</text:p>
      <text:p text:style-name="P1"/>
      <text:p text:style-name="P1"/>
      <text:p text:style-name="P10"><text:s text:c="9"/><text:span text:style-name="T31"><text:s/></text:span><text:span text:style-name="T32"># Index Data </text:span></text:p>
      <text:p text:style-name="P13"><text:s text:c="13"/>deb http://ftp.indexdata.dk/debian etch main </text:p>
      <text:p text:style-name="P13"><text:s text:c="13"/>deb-src http://ftp.indexdata.dk/debian etch main </text:p>
      <text:p text:style-name="P12"><text:span text:style-name="T2"><text:s text:c="7"/></text:span><text:span text:style-name="T2"><text:s text:c="3"/></text:span><text:span text:style-name="T27"><text:s text:c="3"/></text:span><text:span text:style-name="T27">deb <text:s text:c="4"/>http://ftp.indexdata.dk/debian indexdata/lenny released </text:span></text:p>
      <text:p text:style-name="P39"><text:s text:c="13"/>deb-src http://ftp.indexdata.dk/debian indexdata/lenny released </text:p>
      <text:p text:style-name="P13"><text:s text:c="8"/># Backports </text:p>
      <text:p text:style-name="P9"><text:s text:c="13"/>deb http://www.backports.org/debian etch-backports main contrib non-free </text:p>
      <text:p text:style-name="P2"/>
      <text:h text:style-name="P6" text:outline-level="2"><text:s/></text:h>
      <text:p text:style-name="P3"/>
      <text:list text:style-name="L2">
        <text:list-item>
          <text:p text:style-name="P17">Open a command line </text:p>
        </text:list-item>
      </text:list>
      <text:p text:style-name="P3"/>
      <text:list text:style-name="L2">
        <text:list-header>
          <text:p text:style-name="P17"><text:s text:c="4"/>Install backports packages: edit the following commands</text:p>
        </text:list-header>
      </text:list>
      <text:p text:style-name="P29"><text:s text:c="12"/><text:span text:style-name="T21"><text:s text:c="3"/></text:span><text:span text:style-name="T23"><text:s/>$ sudo apt-get update </text:span></text:p>
      <text:p text:style-name="P36"><text:s text:c="16"/>$ sudo apt-get install debian-backports-keyring </text:p>
      <text:p text:style-name="P4"/>
      <text:p text:style-name="P7"><text:span text:style-name="T3"><text:s/>Install The Index Data packages: edit the following commands</text:span></text:p>
      <text:p text:style-name="P29"><text:span text:style-name="T3"><text:s text:c="10"/></text:span><text:span text:style-name="T22"><text:s text:c="6"/></text:span><text:span text:style-name="T23">$ wget http://ftp.indexdata.dk/debian/indexdata.asc </text:span></text:p>
      <text:p text:style-name="P35"><text:s text:c="16"/>$ sudo apt-key add indexdata.asc <text:s/></text:p>
      <text:p text:style-name="P4"/>
      <text:p text:style-name="P4"><text:s text:c="14"/><text:span text:style-name="T3"><text:s text:c="2"/>Run the following command to update your system: </text:span></text:p>
      <text:p text:style-name="P30"><text:span text:style-name="T3"><text:s text:c="13"/></text:span><text:span text:style-name="T22"><text:s text:c="3"/></text:span><text:span text:style-name="T21">$ sudo apt-get update </text:span></text:p>
      <text:p text:style-name="P11"><text:s text:c="16"/>$ sudo apt-get -t etch-backports install git-core git-email </text:p>
      <text:p text:style-name="P35"><text:s text:c="16"/>$ sudo apt-get install yaz idzebra-2.0 idzebra-2.0-doc </text:p>
      <text:h text:style-name="P38" text:outline-level="2"><text:soft-page-break/>COMMON ERRORS</text:h>
      <text:p text:style-name="P27">Some error can appear at this point:</text:p>
      <text:p text:style-name="P23">in the moment this -how to- have been written idZebra2.0 have two bug:</text:p>
      <text:list text:style-name="L3">
        <text:list-item>
          <text:p text:style-name="P24">libc6-1.8 is required <text:s text:c="4"/>BUT <text:s text:c="5"/>libc6-1.6 is the last stable version</text:p>
        </text:list-item>
        <text:list-item>
          <text:p text:style-name="P24">libicu36 is required <text:s text:c="4"/>BUT <text:s text:c="4"/>libicu36 is deprecated</text:p>
        </text:list-item>
      </text:list>
      <text:p text:style-name="P23">To correct this bugs go in two section below.</text:p>
      <text:p text:style-name="P21"><text:span text:style-name="T20">Once these bugs have been corrected give the command</text:span> <text:s text:c="2"/></text:p>
      <text:p text:style-name="P22">sudo apt-get install yaz idzebra-2.0 idzebra-2.0-doc</text:p>
      <text:p text:style-name="P23">and everything SHOULD be ok.</text:p>
      <text:p text:style-name="P5"/>
      <text:h text:style-name="Heading_20_4" text:outline-level="4">Install <text:s/>libc6-1.8</text:h>
      <text:p text:style-name="Text_20_body"/>
      <text:p text:style-name="P15">1 control your actual version:</text:p>
      <text:p text:style-name="P37">$ apt-cache policy libc6</text:p>
      <text:p text:style-name="P33">libc6:</text:p>
      <text:p text:style-name="P33"><text:s text:c="2"/>Installed<text:span text:style-name="T14">: </text:span><text:span text:style-name="T8">2.8ubuntu7 <text:s/></text:span><text:span text:style-name="T14"><text:s/></text:span><text:span text:style-name="T11">if the version installed is 2.8 or above you can skip all the instructions below</text:span></text:p>
      <text:p text:style-name="P33"><text:s text:c="2"/><text:span text:style-name="T13">Candidate:</text:span> 2.8ubuntu7 </text:p>
      <text:p text:style-name="P22"/>
      <text:p text:style-name="P26">2 install the right library</text:p>
      <text:p text:style-name="P23"><text:span text:style-name="T17">option A : </text:span>if <text:span text:style-name="T13">candidate</text:span> version is 2.8 or above give the command:</text:p>
      <text:p text:style-name="P31">apt-get upgrade</text:p>
      <text:p text:style-name="P19"/>
      <text:p text:style-name="P23"><text:span text:style-name="T17">Option B :</text:span> if <text:span text:style-name="T13">candidate</text:span> version is belove 2.8 <text:s/>give the commands:</text:p>
      <text:p text:style-name="P33">wget http://launchpadlibrarian.net/15488988/libc6_2.8%7E20080505-0ubuntu6_i386.deb</text:p>
      <text:p text:style-name="P33">sudo dpkg -i libicu36_3.6-3_i386.deb</text:p>
      <text:p text:style-name="P34"/>
      <text:p text:style-name="P4"/>
      <text:p text:style-name="P3"><text:span text:style-name="T2"><text:s text:c="12"/></text:span></text:p>
      <text:p text:style-name="P3"><text:span text:style-name="T2"/></text:p>
      <text:p text:style-name="P3"><text:span text:style-name="T2"><text:s text:c="4"/></text:span></text:p>
      <text:p text:style-name="P4"/>
      <text:h text:style-name="Heading_20_4" text:outline-level="4"><text:soft-page-break/>Install <text:s/>libicu36</text:h>
      <text:p text:style-name="P4"/>
      <text:p text:style-name="P27">Error output:</text:p>
      <text:p text:style-name="P27"/>
      <text:p text:style-name="P31">$ sudo apt-get install idzebra-2.0-utils </text:p>
      <text:p text:style-name="P30"/>
      <text:p text:style-name="P30">Reading package lists... Done </text:p>
      <text:p text:style-name="P30">Building dependency tree <text:s text:c="6"/></text:p>
      <text:p text:style-name="P30">Reading state information... Done </text:p>
      <text:p text:style-name="P30">Some packages could not be installed. This may mean that you have </text:p>
      <text:p text:style-name="P30">requested an impossible situation or if you are using the unstable </text:p>
      <text:p text:style-name="P30">distribution that some required packages have not yet been created </text:p>
      <text:p text:style-name="P30">or been moved out of Incoming. </text:p>
      <text:p text:style-name="P30"/>
      <text:p text:style-name="P30">Since you only requested a single operation it is extremely likely that </text:p>
      <text:p text:style-name="P30">the package is simply not installable and a bug report against </text:p>
      <text:p text:style-name="P30">that package should be filed. </text:p>
      <text:p text:style-name="P30">The following information may help to resolve the situation: </text:p>
      <text:p text:style-name="P30"/>
      <text:p text:style-name="P30">The following packages have unmet dependencies: </text:p>
      <text:p text:style-name="P30"><text:s text:c="2"/>idzebra-2.0-utils: <text:span text:style-name="T8">Depends: libicu36 but it is not installable </text:span></text:p>
      <text:p text:style-name="P30"><text:s text:c="21"/>Depends: libyaz3 (&gt;= 3.0.42) but it is not going to be installed </text:p>
      <text:p text:style-name="P30">E: Broken packages</text:p>
      <text:p text:style-name="P28"/>
      <text:p text:style-name="P28">To solve the problem and install libicu36:</text:p>
      <text:p text:style-name="P28"/>
      <text:p text:style-name="P28">1 control your actual version:</text:p>
      <text:p text:style-name="P30"><text:span text:style-name="T6">~$ apt-cache policy libicu36</text:span></text:p>
      <text:p text:style-name="P27">If you DON'T have the correct library this will be the output:</text:p>
      <text:p text:style-name="P30">libicu36:</text:p>
      <text:p text:style-name="P30"><text:s text:c="2"/>Installed: <text:span text:style-name="T8">(none)</text:span></text:p>
      <text:p text:style-name="P30"><text:s text:c="2"/>Candidate: (none)</text:p>
      <text:p text:style-name="P30"><text:s text:c="2"/>Version table:</text:p>
      <text:p text:style-name="P22"><text:soft-page-break/></text:p>
      <text:p text:style-name="P23"><text:span text:style-name="T17">2 install the library</text:span></text:p>
      <text:p text:style-name="P22"/>
      <text:p text:style-name="P30"><text:span text:style-name="T6">$</text:span> <text:s/><text:span text:style-name="T6">wget http://launchpadlibrarian.net/8533266/libicu36_3.6-3_i386.deb</text:span></text:p>
      <text:p text:style-name="P31">$ <text:s/>sudo dpkg -i libicu36_3.6-3_i386.deb</text:p>
      <text:p text:style-name="P3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5in" fo:margin-right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space-before="0.5in" text:min-label-distance="0.15in"/>
      </text:outline-level-style>
      <text:outline-level-style text:level="2" style:num-format="">
        <style:list-level-properties text:space-before="0.5in" text:min-label-distance="0.15in"/>
      </text:outline-level-style>
      <text:outline-level-style text:level="3" style:num-format="">
        <style:list-level-properties text:space-before="0.5in" text:min-label-distance="0.15in"/>
      </text:outline-level-style>
      <text:outline-level-style text:level="4" style:num-format="">
        <style:list-level-properties text:space-before="0.5in" text:min-label-distance="0.15in"/>
      </text:outline-level-style>
      <text:outline-level-style text:level="5" style:num-format="">
        <style:list-level-properties text:space-before="0.5in" text:min-label-distance="0.15in"/>
      </text:outline-level-style>
      <text:outline-level-style text:level="6" style:num-format="">
        <style:list-level-properties text:space-before="0.5in" text:min-label-distance="0.15in"/>
      </text:outline-level-style>
      <text:outline-level-style text:level="7" style:num-format="">
        <style:list-level-properties text:space-before="0.5in" text:min-label-distance="0.15in"/>
      </text:outline-level-style>
      <text:outline-level-style text:level="8" style:num-format="">
        <style:list-level-properties text:space-before="0.5in" text:min-label-distance="0.15in"/>
      </text:outline-level-style>
      <text:outline-level-style text:level="9" style:num-format="">
        <style:list-level-properties text:space-before="0.5in" text:min-label-distance="0.15in"/>
      </text:outline-level-style>
      <text:outline-level-style text:level="10" style:num-format="">
        <style:list-level-properties text:space-before="0.5in"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ndesa</meta:initial-creator>
    <meta:creation-date>2009-04-21T16:00:59</meta:creation-date>
    <dc:creator>undesa</dc:creator>
    <dc:date>2009-04-23T15:02:58</dc:date>
    <meta:editing-cycles>9</meta:editing-cycles>
    <meta:editing-duration>PT6H23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7" meta:word-count="503" meta:character-count="3465"/>
  </office:meta>
</office:document-meta>
</file>